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35.49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99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99ff99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end="Arrow" draw:marker-end-width="2mm"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7.44mm"/>
    </style:style>
    <style:style style:name="gr4" style:family="graphic">
      <style:graphic-properties draw:stroke="none" svg:stroke-color="#000000" draw:fill="none" draw:fill-color="#ffffff" fo:min-height="9.37mm"/>
    </style:style>
    <style:style style:name="gr5" style:family="graphic">
      <style:graphic-properties draw:stroke="none" svg:stroke-color="#000000" draw:fill="none" draw:fill-color="#ffffff" fo:min-height="8.23mm"/>
    </style:style>
    <style:style style:name="gr6" style:family="graphic">
      <style:graphic-properties draw:stroke="none" svg:stroke-color="#000000" draw:fill="none" draw:fill-color="#ffffff" fo:min-height="5.83mm"/>
    </style:style>
    <style:style style:name="gr7" style:family="graphic">
      <style:graphic-properties draw:stroke="none" svg:stroke-color="#000000" draw:fill="none" draw:fill-color="#ffffff" fo:min-height="6.38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Example" table:style-name="ta1">
        <table:shapes>
          <draw:line draw:z-index="0" draw:style-name="gr1" draw:text-style-name="P1" svg:x1="181.93mm" svg:y1="65.07mm" svg:x2="181.93mm" svg:y2="181.94mm">
            <text:p/>
          </draw:line>
          <draw:line draw:z-index="1" draw:style-name="gr1" draw:text-style-name="P1" svg:x1="259.02mm" svg:y1="64.01mm" svg:x2="259.02mm" svg:y2="184.33mm">
            <text:p/>
          </draw:line>
          <draw:line draw:z-index="2" draw:style-name="gr1" draw:text-style-name="P1" svg:x1="333.07mm" svg:y1="65.07mm" svg:x2="333.07mm" svg:y2="184.86mm">
            <text:p/>
          </draw:line>
          <draw:line draw:z-index="3" draw:style-name="gr2" draw:text-style-name="P1" svg:x1="182.2mm" svg:y1="81.01mm" svg:x2="258.63mm" svg:y2="81.01mm">
            <text:p text:style-name="P1">Send pair command:</text:p>
            <text:p text:style-name="P1">Pair with <text:s/>button, evet Above and below</text:p>
            <text:p text:style-name="P1">Assign them to your On and Off sinks</text:p>
          </draw:line>
          <draw:frame draw:z-index="4" draw:style-name="gr3" draw:text-style-name="P2" svg:width="19.8mm" svg:height="7.44mm" svg:x="172.3mm" svg:y="54.71mm">
            <draw:text-box>
              <text:p>Config tool</text:p>
            </draw:text-box>
          </draw:frame>
          <draw:frame draw:z-index="5" draw:style-name="gr4" draw:text-style-name="P2" svg:width="26.67mm" svg:height="9.37mm" svg:x="248mm" svg:y="55.5mm">
            <draw:text-box>
              <text:p>Power Relay</text:p>
            </draw:text-box>
          </draw:frame>
          <draw:frame draw:z-index="6" draw:style-name="gr5" draw:text-style-name="P2" svg:width="15.38mm" svg:height="8.23mm" svg:x="327.21mm" svg:y="57.11mm">
            <draw:text-box>
              <text:p>Button</text:p>
            </draw:text-box>
          </draw:frame>
          <draw:line draw:z-index="7" draw:style-name="gr2" draw:text-style-name="P1" svg:x1="259.02mm" svg:y1="103.84mm" svg:x2="182.04mm" svg:y2="103.84mm">
            <text:p text:style-name="P1">ACK</text:p>
          </draw:line>
          <draw:line draw:z-index="8" draw:style-name="gr2" draw:text-style-name="P1" svg:x1="259.3mm" svg:y1="121.38mm" svg:x2="333.26mm" svg:y2="121.11mm">
            <text:p text:style-name="P1">Subscribe to su/button/above</text:p>
          </draw:line>
          <draw:line draw:z-index="9" draw:style-name="gr2" draw:text-style-name="P1" svg:x1="332.52mm" svg:y1="130.68mm" svg:x2="259.11mm" svg:y2="130.68mm">
            <text:p text:style-name="P1">ACK</text:p>
          </draw:line>
          <draw:line draw:z-index="10" draw:style-name="gr2" draw:text-style-name="P1" svg:x1="259.28mm" svg:y1="144.24mm" svg:x2="333.24mm" svg:y2="143.97mm">
            <text:p text:style-name="P1">Subscribe to su/button/below</text:p>
          </draw:line>
          <draw:line draw:z-index="11" draw:style-name="gr2" draw:text-style-name="P1" svg:x1="332.16mm" svg:y1="153.53mm" svg:x2="258.75mm" svg:y2="153.53mm">
            <text:p text:style-name="P1">ACK</text:p>
          </draw:line>
          <draw:line draw:z-index="12" draw:style-name="gr2" draw:text-style-name="P1" svg:x1="332.79mm" svg:y1="171.32mm" svg:x2="259.11mm" svg:y2="171.32mm">
            <text:p text:style-name="P1">Notify on press</text:p>
          </draw:line>
          <draw:line draw:z-index="13" draw:style-name="gr2" draw:text-style-name="P1" svg:x1="332.14mm" svg:y1="184.87mm" svg:x2="258.46mm" svg:y2="184.87mm">
            <text:p text:style-name="P1">Notify on release</text:p>
          </draw:line>
          <draw:frame draw:z-index="14" draw:style-name="gr6" draw:text-style-name="P2" svg:width="22.44mm" svg:height="5.83mm" svg:x="333.34mm" svg:y="166.02mm">
            <draw:text-box>
              <text:p>Push button</text:p>
            </draw:text-box>
          </draw:frame>
          <draw:frame draw:z-index="15" draw:style-name="gr4" draw:text-style-name="P2" svg:width="29.14mm" svg:height="9.37mm" svg:x="333.79mm" svg:y="179.56mm">
            <draw:text-box>
              <text:p>Release button</text:p>
            </draw:text-box>
          </draw:frame>
          <draw:frame draw:z-index="16" draw:style-name="gr7" draw:text-style-name="P2" svg:width="25.31mm" svg:height="6.38mm" svg:x="234.79mm" svg:y="167.06mm">
            <draw:text-box>
              <text:p>Relay OFF</text:p>
            </draw:text-box>
          </draw:frame>
          <draw:frame draw:z-index="17" draw:style-name="gr7" draw:text-style-name="P2" svg:width="25.31mm" svg:height="6.38mm" svg:x="233.18mm" svg:y="180.08mm">
            <draw:text-box>
              <text:p>Relay ON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Button press turns off a relay and release turns it on agai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Button</text:p>
          </table:table-cell>
          <table:table-cell table:style-name="ce4" table:number-columns-repeated="4"/>
          <table:table-cell table:style-name="ce9" office:value-type="string" calcext:value-type="string">
            <text:p>Power Relay</text:p>
          </table:table-cell>
          <table:table-cell table:style-name="ce11" table:number-columns-repeated="3"/>
        </table:table-row>
        <table:table-row table:style-name="ro1">
          <table:table-cell table:style-name="ce3" office:value-type="string" calcext:value-type="string">
            <text:p>Action events</text:p>
          </table:table-cell>
          <table:table-cell table:style-name="ce6" office:value-type="string" calcext:value-type="string">
            <text:p>Action Enum</text:p>
          </table:table-cell>
          <table:table-cell table:style-name="ce4"/>
          <table:table-cell table:style-name="ce3" office:value-type="string" calcext:value-type="string">
            <text:p>Events to post</text:p>
          </table:table-cell>
          <table:table-cell table:style-name="ce4"/>
          <table:table-cell table:style-name="ce10" office:value-type="string" calcext:value-type="string">
            <text:p>Action Events</text:p>
          </table:table-cell>
          <table:table-cell table:style-name="ce12" office:value-type="string" calcext:value-type="string">
            <text:p>Action Enum</text:p>
          </table:table-cell>
          <table:table-cell table:style-name="ce11"/>
          <table:table-cell table:style-name="ce14" office:value-type="string" calcext:value-type="string">
            <text:p>Events to post</text:p>
          </table:table-cell>
        </table:table-row>
        <table:table-row table:style-name="ro1">
          <table:table-cell table:style-name="ce4" office:value-type="string" calcext:value-type="string">
            <text:p>Press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→</text:p>
          </table:table-cell>
          <table:table-cell table:style-name="ce4" office:value-type="string" calcext:value-type="string">
            <text:p>Above</text:p>
          </table:table-cell>
          <table:table-cell table:style-name="ce4" office:value-type="string" calcext:value-type="string">
            <text:p>→</text:p>
          </table:table-cell>
          <table:table-cell table:style-name="ce11" office:value-type="string" calcext:value-type="string">
            <text:p>Off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Above</text:p>
          </table:table-cell>
        </table:table-row>
        <table:table-row table:style-name="ro1">
          <table:table-cell table:style-name="ce4" office:value-type="string" calcext:value-type="string">
            <text:p>Release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→</text:p>
          </table:table-cell>
          <table:table-cell table:style-name="ce4" office:value-type="string" calcext:value-type="string">
            <text:p>Below</text:p>
          </table:table-cell>
          <table:table-cell table:style-name="ce4" office:value-type="string" calcext:value-type="string">
            <text:p>→</text:p>
          </table:table-cell>
          <table:table-cell table:style-name="ce11" office:value-type="string" calcext:value-type="string">
            <text:p>On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Belo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/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Power relay requests the button event Above and Below and attaches them to its On and Off actions.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The config tool sends 2 configs in 1 transf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ST IP</text:p>
          </table:table-cell>
          <table:table-cell office:value-type="string" calcext:value-type="string">
            <text:p>IP of the butt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ification url</text:p>
          </table:table-cell>
          <table:table-cell office:value-type="string" calcext:value-type="string">
            <text:p>su/button/abo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ed Action en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ST IP</text:p>
          </table:table-cell>
          <table:table-cell office:value-type="string" calcext:value-type="string">
            <text:p>IP of the butt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ification url</text:p>
          </table:table-cell>
          <table:table-cell office:value-type="string" calcext:value-type="string">
            <text:p>su/button/be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ed Action enum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Paring Comman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9" office:value-type="string" calcext:value-type="string">
            <text:p>Collection no</text:p>
          </table:table-cell>
          <table:table-cell table:style-name="ce29" office:value-type="string" calcext:value-type="string">
            <text:p>Type </text:p>
          </table:table-cell>
          <table:table-cell table:style-name="ce29" office:value-type="string" calcext:value-type="string">
            <text:p>Size </text:p>
            <text:p>[bytes]</text:p>
          </table:table-cell>
          <table:table-cell table:style-name="ce29" office:value-type="string" calcext:value-type="string">
            <text:p>Message Packed as</text:p>
          </table:table-cell>
          <table:table-cell table:style-name="ce29" office:value-type="string" calcext:value-type="string">
            <text:p>Description</text:p>
          </table:table-cell>
          <table:table-cell table:style-name="ce29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16 Arr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 address of the device we need to be paired with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url that needs to be stored e.g. su/button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ned8 arr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Above event actionenum (&lt;0 = Not se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elow event actionenum (&lt;0 = Not se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hange event actionenum (&lt;0 = Not set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f all actionenums are 0, then no need to do any pai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actionenums must be send together</text:p>
          </table:table-cell>
          <table:table-cell table:number-columns-repeated="1023"/>
        </table:table-row>
      </table:table>
      <table:table table:name="Power Relay" table:style-name="ta1"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Action Events</text:p>
          </table:table-cell>
          <table:table-cell table:style-name="ce8" office:value-type="string" calcext:value-type="string">
            <text:p>Action Enum</text:p>
          </table:table-cell>
          <table:table-cell/>
          <table:table-cell table:style-name="ce8" office:value-type="string" calcext:value-type="string">
            <text:p>Events to post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Tog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hang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su/powerrel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f there is more than one, the url will look lik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/powerrelay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/powerrelay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.</text:p>
          </table:table-cell>
          <table:table-cell table:number-columns-repeated="2"/>
        </table:table-row>
      </table:table>
      <table:table table:name="Led Indicator" table:style-name="ta1"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Action events</text:p>
          </table:table-cell>
          <table:table-cell table:style-name="ce8" office:value-type="string" calcext:value-type="string">
            <text:p>Action E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Below</text:p>
          </table:table-cell>
        </table:table-row>
        <table:table-row table:style-name="ro1">
          <table:table-cell office:value-type="string" calcext:value-type="string">
            <text:p>Tog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: Each LED act as single device – if there are e.g. 4 LEDS, there will be 4 different devices 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su/ledG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/ledR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/ledYell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/ledOr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….</text:p>
          </table:table-cell>
          <table:table-cell table:number-columns-repeated="2"/>
        </table:table-row>
      </table:table>
      <table:table table:name="Button" table:style-name="ta1"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Action events</text:p>
          </table:table-cell>
          <table:table-cell table:style-name="ce8" office:value-type="string" calcext:value-type="string">
            <text:p>Action Enum</text:p>
          </table:table-cell>
          <table:table-cell/>
          <table:table-cell table:style-name="ce8" office:value-type="string" calcext:value-type="string">
            <text:p>Events to post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Above</text:p>
          </table:table-cell>
        </table:table-row>
        <table:table-row table:style-name="ro1">
          <table:table-cell office:value-type="string" calcext:value-type="string">
            <text:p>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Below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su/button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If there is more than one, the url will look lik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/butto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/button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1">00-00-0000</text:date>, <text:time style:data-style-name="N2" text:time-value="20:48:19.343138508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16:16:10.981449094</meta:creation-date>
    <dc:date>2017-08-01T21:11:39.243570085</dc:date>
    <meta:editing-duration>PT2H57M7S</meta:editing-duration>
    <meta:editing-cycles>10</meta:editing-cycles>
    <meta:generator>LibreOffice/5.4.0.3$Linux_X86_64 LibreOffice_project/40m0$Build-3</meta:generator>
    <meta:document-statistic meta:table-count="5" meta:cell-count="128" meta:object-count="18"/>
    <meta:user-defined meta:name="qrichtext">1</meta:user-defined>
  </office:meta>
</office:document-meta>
</file>